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line-height="150%" fo:text-align="justify" style:justify-single-word="false"/>
    </style:style>
    <style:style style:name="P3" style:family="paragraph" style:parent-style-name="Text_20_body" style:list-style-name="L1">
      <style:paragraph-properties fo:text-align="start" style:justify-single-word="false"/>
    </style:style>
    <style:style style:name="P4" style:family="paragraph" style:parent-style-name="Text_20_body">
      <style:paragraph-properties fo:line-height="150%" fo:text-align="justify" style:justify-single-word="false"/>
    </style:style>
    <style:style style:name="P5" style:family="paragraph" style:parent-style-name="Heading_20_1">
      <style:paragraph-properties fo:text-align="center" style:justify-single-word="false"/>
    </style:style>
    <style:style style:name="P6" style:family="paragraph">
      <style:paragraph-properties fo:text-align="center"/>
    </style:style>
    <style:style style:name="P7" style:family="paragraph">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Opis architektury aplikacji</text:h>
      <text:h text:style-name="Heading_20_2" text:outline-level="2">Podział na moduły:</text:h>
      <text:p text:style-name="P1">Aplikacja WallStreetFighters składa się z następujących modułów:</text:p>
      <text:list xml:id="list2141578905" text:style-name="L1">
        <text:list-item>
          <text:p text:style-name="P3">Moduł wykresów</text:p>
        </text:list-item>
        <text:list-item>
          <text:p text:style-name="P3">Moduł analizy technicznej</text:p>
        </text:list-item>
        <text:list-item>
          <text:p text:style-name="P3">Moduł pobierania i przechowywania danych</text:p>
        </text:list-item>
        <text:list-item>
          <text:p text:style-name="P3">Moduł GUI</text:p>
        </text:list-item>
      </text:list>
      <text:h text:style-name="Heading_20_2" text:outline-level="2">Moduł wykresów</text:h>
      <text:p text:style-name="P2">Jest to moduł odpowiedzialny za wyświetlanie wszystkich wykresów, które pojawiają się w aplikacji. Jego trzon stanowią klasy: Chart, CompareChart, Lightweight reprezentujące odpowiednie typy wykresów. Klasa FormationDrawer odpowiada za zaznaczanie na wykresach wykrytych przez moduł analizy technicznej formacji. Natomiast klasa ChartData opakowuje model danych, które są przedstawiane na wykresie. Moduł wykresów jest jedynym modułem wykorzystującym bibliotekę matplotlib.</text:p>
      <text:h text:style-name="Heading_20_2" text:outline-level="2">Moduł analizy technicznej</text:h>
      <text:p text:style-name="P2">Ten moduł odpowiada za wszelkie obliczenia, które pojawiają się w aplikacji, to jest obliczanie wskaźników i oscylatorów (podmoduł oscilators), wykrywanie trendów i formacji (podmoduł trendAnalysis) oraz analizę wykresów świecowych (podmoduł candles). Ponadto moduł ten zawiera także klasę Strategy, odpowiedzialną za przechowywanie ustawień użytkownika (tzn. wartości przypisanych poszczególnym sygnałom) oraz za wykrywanie i wartościowanie sygnałów zdefiniowanych w tych ustawieniach. W tym module wykorzystywana jest biblioteka do obliczeń numerycznych NumPy. </text:p>
      <text:h text:style-name="Heading_20_2" text:outline-level="2">Moduł pobierania i przechowywania danych</text:h>
      <text:p text:style-name="P2">Moduł ten umożliwia pobieranie przez aplikację aktualnych danych dotyczących instrumentów finansowych oraz zapisywanie tych danych w pliku, dzięki czemu nie ma konieczności ich ponownego pobierania w przyszłości.</text:p>
      <text:p text:style-name="Text_20_body">[Marcinie, opisz w paru słowach co robią Twoje klasy/pliki!]</text:p>
      <text:h text:style-name="Heading_20_2" text:outline-level="2">Moduł GUI</text:h>
      <text:p text:style-name="P2">Moduł ten spełnia dwie role. Z jednej strony jest odpowiedzialny za wyświetlanie graficznego interfejsu użytkownika, z drugiej natomiast odbywa się w nim komunikacja pomiędzy pozostałymi modułami, pozwalając spoić program w całość. Moduł GUI jest jedynym modułem <text:soft-page-break/>wykorzystującym bibliotekę PyQt (poza szczątkowymi odwołaniami do niej w module wykresów).</text:p>
      <text:p text:style-name="P2">W module TabA w zależności od trybu odpowiada za wyświetlanie zakładki umożliwiającej wyszukiwanie i przeglądanie instrumentów finansowych, oraz wyświetlanie ich wykresów z możliwością ustawienia podstawowych opcji i okresu wyświetlania wykresu. W drugim trybie moduł wyświetla wybrany wykres w trybie <text:s/>wykresu pojedynczego instrumentu finansowego lub w trybie porównywania kilku instrumentów finansowych <text:s/>na jedynym wykresie. Moduł zapewnia metody do dynamicznego odświeżania wykresu w odpowiedzi na zmianę opcji w menu pod wykresem. W module TabA znajduję się również klasa i metoda do wyświetlania kilku wykresu tego samego instrumentu finansowego z różnymi wskaźnikami w nowym oknie w przypadku <text:s/>zaznaczenia więcej niż jednego wskaźnika w menu pod wykresem. W module Tab znajdują się wyodrębnione atrybuty <text:s/>wspólne dla każdego trybu wyświetlania TabA.</text:p>
      <text:p text:style-name="P2">Moduł RSS i RSSgui odpowiadają za pobierania i wyświetlanie dodanych przez użytkownika kanałów RSS. Domyślnie proponowane jest kilka kanałów z dziedziny finansów i rynku papierów wartościowych. Klasa RSS pobiera i parsuje wybrany kanał tworząc strukturę listy tytułów aktualnych wiadomości. Do każdego tytułu przypisana jest data utworzenia wiadomości, krótki opis <text:s/>i hiperłącze do pełnej treści artykułu. Moduł RSSgui tworzy widżet umożliwiający dodawanie/usuwanie kanałów oraz wyświetlanie artykułów. Moduł settings zapewnia interfejs do ustawienia sposobu wyświetlania formacji wykrytych przez moduł analizy technicznej formacji. Ustawienia zapisywane są do pliku settingsList.wsf. Moduł home wyświetla wartości <text:s/>i zmiany najbardziej popularnych akcji. ,które są na bieżąco uaktualnianie podczas działania aplikacji. W module home podpięty jest i wyświetlany widżet RSSgui. Moduł analyze jest prostą przeglądarką tekstu wyświetlający opis analizy technicznej.</text:p>
      <text:p text:style-name="P2">Moduł mainGui ładuje wszystkie moduły i <text:s/>elementy interfejsu, modele wszystkich instrumentów finansowych, oraz historię zamkniętych wykresów zapisanych w pliku tabHistory.py.</text:p>
      <text:p text:style-name="P2">W Module MainWindow jest uruchamiana aplikacja.</text:p>
      <text:h text:style-name="Heading_20_2" text:outline-level="2">Interakcje między modułami </text:h>
      <text:p text:style-name="Text_20_body">Strzałka z A do B oznacza, że moduł A wywołuje metody modułu B.</text:p>
      <text:p text:style-name="Text_20_body"><draw:frame text:anchor-type="paragraph" draw:z-index="8" draw:style-name="gr5" draw:text-style-name="P7" svg:width="6.404cm" svg:height="1.694cm" svg:x="3.261cm" svg:y="6.727cm"><draw:text-box><text:p><text:span text:style-name="T1">- Stworzenie wykresu</text:span></text:p><text:p><text:span text:style-name="T1">- Przekazanie pobranych danych do wykresu</text:span></text:p><text:p><text:span text:style-name="T1">- Zmiana ustawień wykresu</text:span></text:p><text:p><text:span text:style-name="T1"/></text:p></draw:text-box></draw:frame><draw:frame text:anchor-type="paragraph" draw:z-index="9" draw:style-name="gr6" draw:text-style-name="P7" svg:width="5.299cm" svg:height="1.625cm" svg:x="13.416cm" svg:y="6.463cm"><draw:text-box><text:p><text:span text:style-name="T1">- Ustawienie wartości przypisanych poszczególnym sygnałom</text:span></text:p><text:p><text:span text:style-name="T1">- Przekazanie danych do analizy</text:span></text:p><text:p><text:span text:style-name="T1">- Uruchomienie analizy</text:span></text:p></draw:text-box></draw:frame><draw:custom-shape text:anchor-type="paragraph" draw:z-index="6" draw:style-name="gr3" svg:width="1.006cm" svg:height="2.408cm" svg:x="11.887cm" svg:y="5.98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0" draw:style-name="gr1" draw:text-style-name="P6" svg:width="5.054cm" svg:height="2.964cm" svg:x="0.51cm" svg:y="2.203cm"><text:p text:style-name="P6">Moduł wykresów</text:p><draw:enhanced-geometry svg:viewBox="0 0 21600 21600" draw:glue-points="10800 0 0 10800 10800 21600 21600 10800" draw:type="flowchart-process" draw:enhanced-path="M 0 0 L 21600 0 21600 21600 0 21600 0 0 Z N"/></draw:custom-shape><draw:custom-shape text:anchor-type="paragraph" draw:z-index="3" draw:style-name="gr1" draw:text-style-name="P6" svg:width="6.562cm" svg:height="2.964cm" svg:x="11.305cm" svg:y="2.203cm"><text:p text:style-name="P6">Moduł analizy technicznej</text:p><draw:enhanced-geometry svg:viewBox="0 0 21600 21600" draw:glue-points="10800 0 0 10800 10800 21600 21600 10800" draw:type="flowchart-process" draw:enhanced-path="M 0 0 L 21600 0 21600 21600 0 21600 0 0 Z N"/></draw:custom-shape><draw:custom-shape text:anchor-type="paragraph" draw:z-index="1" draw:style-name="gr1" draw:text-style-name="P6" svg:width="13.891cm" svg:height="2.964cm" svg:x="1.356cm" svg:y="8.765cm"><text:p text:style-name="P6">Moduł GUI</text:p><draw:enhanced-geometry svg:viewBox="0 0 21600 21600" draw:glue-points="10800 0 0 10800 10800 21600 21600 10800" draw:type="flowchart-process" draw:enhanced-path="M 0 0 L 21600 0 21600 21600 0 21600 0 0 Z N"/></draw:custom-shape><draw:custom-shape text:anchor-type="paragraph" draw:z-index="2" draw:style-name="gr2" draw:text-style-name="P6" svg:width="6.642cm" svg:height="2.964cm" svg:x="4.928cm" svg:y="14.93cm"><text:p text:style-name="P6">Moduł pobierania i przechowywania danych</text:p><draw:enhanced-geometry svg:viewBox="0 0 21600 21600" draw:glue-points="10800 0 0 10800 10800 21600 21600 10800" draw:type="flowchart-process" draw:enhanced-path="M 0 0 L 21600 0 21600 21600 0 21600 0 0 Z N"/></draw:custom-shape><draw:custom-shape text:anchor-type="paragraph" draw:z-index="4" draw:style-name="gr3" svg:width="1.138cm" svg:height="2.17cm" svg:x="7.654cm" svg:y="12.33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 draw:style-name="gr3" svg:width="0.9cm" svg:height="2.514cm" svg:x="2.018cm" svg:y="6.01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7" draw:style-name="gr4" draw:text-style-name="P7" svg:width="7.224cm" svg:height="1.006cm" svg:x="8.791cm" svg:y="12.972cm"><draw:text-box><text:p><text:span text:style-name="T1">- Pobranie danych do wyświetlenia na wykresie</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9T11:11:41</meta:creation-date>
    <dc:date>2012-05-20T15:59:26</dc:date>
    <meta:editing-duration>PT2H3M40S</meta:editing-duration>
    <meta:editing-cycles>6</meta:editing-cycles>
    <meta:generator>LibreOffice/3.5$Linux_x86 LibreOffice_project/350m1$Build-2</meta:generator>
    <dc:creator>Dawid Koper</dc:creator>
    <meta:document-statistic meta:table-count="0" meta:image-count="0" meta:object-count="0" meta:page-count="2" meta:paragraph-count="22" meta:word-count="528" meta:character-count="4078" meta:non-whitespace-character-count="3567"/>
  </office:meta>
</office:document-meta>
</file>